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8322" officeooo:paragraph-rsid="00108322"/>
    </style:style>
    <style:style style:name="P2" style:family="paragraph" style:parent-style-name="Standard">
      <style:paragraph-properties fo:text-align="start" style:justify-single-word="false"/>
      <style:text-properties fo:font-weight="bold" officeooo:rsid="00108322" officeooo:paragraph-rsid="0010832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9650" officeooo:paragraph-rsid="0011965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dc59" officeooo:paragraph-rsid="0011dc5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08322" officeooo:paragraph-rsid="00108322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8322" officeooo:paragraph-rsid="0010832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9650" officeooo:paragraph-rsid="0011dc5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dc59" officeooo:paragraph-rsid="0011dc5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24924" officeooo:paragraph-rsid="0012492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37681" officeooo:paragraph-rsid="0013768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perties of spliced peptides presented by MHC class-I molecules</text:p>
      <text:p text:style-name="P1"/>
      <text:p text:style-name="P3">Abstract</text:p>
      <text:p text:style-name="P2"/>
      <text:p text:style-name="P2">Introduction</text:p>
      <text:p text:style-name="P2"/>
      <text:p text:style-name="P9">Spliced peptides may be produced through a variety of mechanisms (check this). It should be the case that they are produced in a deterministic rather than random manner in order that the spliced peptides produced be consistent enough</text:p>
      <text:p text:style-name="P2"/>
      <text:p text:style-name="P3">Materials and Methods</text:p>
      <text:p text:style-name="P3"/>
      <text:p text:style-name="P8">Extracted tables of spliced and unspliced peptides from Liepe using <text:a xlink:type="simple" xlink:href="http://pdftoxls.com/" text:style-name="Internet_20_link" text:visited-style-name="Visited_20_Internet_20_Link">http://pdftoxls.com/</text:a>. Processed these tables into a usable format using python scripts.</text:p>
      <text:p text:style-name="P3"/>
      <text:p text:style-name="P3">Results</text:p>
      <text:p text:style-name="P3"/>
      <text:p text:style-name="P10">Splitting the peptides into groups based on the cell line they are derived from, we first look at the distribution of residues in each position.</text:p>
      <text:p text:style-name="P10"/>
      <text:p text:style-name="P10"/>
      <text:p text:style-name="P7"/>
      <text:p text:style-name="P7">1. Does this section contain results in a tabular and/or graphical form?</text:p>
      <text:p text:style-name="P7">2. Are the tables enumerated, each with a correct description of the contents? Are the columns and rows correctly labelled together with units of measurement?</text:p>
      <text:p text:style-name="P7">3. Are the figures enumerated and appropriate for the type of data? Does each have a legend containing an accurate description of the contents of the figure?</text:p>
      <text:p text:style-name="P7">4. Do graphs have the axes labelled correctly (including units)? Is the scale of the axes appropriate for the data?</text:p>
      <text:p text:style-name="P7">5. Are statistical results used when necessary? Are the correct tests used?</text:p>
      <text:p text:style-name="P7">6. Are figures clearly labelled with a key to abbreviations in the legend and an accurate description of what they are?</text:p>
      <text:p text:style-name="P7">7. Does the text draw attention to the salient features of the figures or tables, rather than simply repeat what is already in them?</text:p>
      <text:p text:style-name="P7">8. Is the Results section structured to make clear the significance of the results and to provide a basis for subsequent discussion?</text:p>
      <text:p text:style-name="P3"/>
      <text:p text:style-name="P3">Discussion</text:p>
      <text:p text:style-name="P3"/>
      <text:p text:style-name="P7">1. Is it clear that the significance of the results is appreciated?</text:p>
      <text:p text:style-name="P7">2. Are the results of the project discussed in relation to other published work in the field?</text:p>
      <text:p text:style-name="P7">3. Are the results obtained discussed in the wider context?</text:p>
      <text:p text:style-name="P7">4. Are the limitations of the approach used in this project adequately discussed?</text:p>
      <text:p text:style-name="P7">5. Are any working hypotheses for future work proposed?</text:p>
      <text:p text:style-name="P3"/>
      <text:p text:style-name="P4">References</text:p>
      <text:p text:style-name="P3"/>
      <text:p text:style-name="P3"/>
      <text:p text:style-name="P2"/>
      <text:p text:style-name="P6">What do we expect vs what we find</text:p>
      <text:p text:style-name="P6"/>
      <text:p text:style-name="P6"/>
      <text:p text:style-name="P6"><text:soft-page-break/></text:p>
      <text:p text:style-name="P6">Classifier reasoning, success and appl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1:39:51.219835609</meta:creation-date>
    <dc:date>2017-07-20T16:59:40.243760761</dc:date>
    <meta:editing-duration>P3DT5H54M25S</meta:editing-duration>
    <meta:editing-cycles>1</meta:editing-cycles>
    <meta:document-statistic meta:table-count="0" meta:image-count="0" meta:object-count="0" meta:page-count="2" meta:paragraph-count="25" meta:word-count="338" meta:character-count="2058" meta:non-whitespace-character-count="1745"/>
    <meta:generator>LibreOffice/5.1.6.2$Linux_X86_64 LibreOffice_project/10m0$Build-2</meta:generator>
  </office:meta>
</office:document-meta>
</file>